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228a" officeooo:paragraph-rsid="0000228a"/>
    </style:style>
    <style:style style:name="P2" style:family="paragraph" style:parent-style-name="Standard">
      <style:text-properties officeooo:rsid="0000228a" officeooo:paragraph-rsid="00011148"/>
    </style:style>
    <style:style style:name="P3" style:family="paragraph" style:parent-style-name="Standard">
      <style:text-properties officeooo:rsid="0000228a" officeooo:paragraph-rsid="00055f37"/>
    </style:style>
    <style:style style:name="P4" style:family="paragraph" style:parent-style-name="Standard">
      <style:text-properties officeooo:rsid="00011148" officeooo:paragraph-rsid="00011148"/>
    </style:style>
    <style:style style:name="P5" style:family="paragraph" style:parent-style-name="Standard">
      <style:text-properties officeooo:rsid="00026fc3" officeooo:paragraph-rsid="00026fc3"/>
    </style:style>
    <style:style style:name="P6" style:family="paragraph" style:parent-style-name="Standard">
      <style:text-properties officeooo:rsid="0004a85a" officeooo:paragraph-rsid="0004a85a"/>
    </style:style>
    <style:style style:name="P7" style:family="paragraph" style:parent-style-name="Standard">
      <style:text-properties officeooo:rsid="0004a85a" officeooo:paragraph-rsid="00055f37"/>
    </style:style>
    <style:style style:name="P8" style:family="paragraph" style:parent-style-name="Standard">
      <style:text-properties officeooo:rsid="00055f37" officeooo:paragraph-rsid="00011148"/>
    </style:style>
    <style:style style:name="P9" style:family="paragraph" style:parent-style-name="Standard">
      <style:text-properties officeooo:rsid="00055f37" officeooo:paragraph-rsid="00055f37"/>
    </style:style>
    <style:style style:name="P10" style:family="paragraph" style:parent-style-name="Standard">
      <style:text-properties officeooo:rsid="0000228a" officeooo:paragraph-rsid="0000228a"/>
    </style:style>
    <style:style style:name="T1" style:family="text">
      <style:text-properties officeooo:rsid="00026fc3"/>
    </style:style>
    <style:style style:name="T2" style:family="text">
      <style:text-properties officeooo:rsid="000443e3"/>
    </style:style>
    <style:style style:name="T3" style:family="text">
      <style:text-properties officeooo:rsid="00055f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BLRTM ODA NOTES</text:p>
      <text:p text:style-name="P1"/>
      <text:p text:style-name="P1">I have developed executable python scripts: lnlODA and lblrtmODA and placed them in the molecfit bin directory. These act as wrappers to lnfl and lblrtm respectively and parse TAPE5 files that molecfit produces <text:s/>and create a TAPE3dir directory that contains Optical Depth files generated by usage of lnfl and lblrtm on single molecular data. For the remainder of this document I shall use the terms lnflODA and lblrtmODA and TAPE3dir to prevent confusion. However, the end goal is to rename lnfl, lblttm, lnflODA, lblrtmODA and TAPE3dir to lnfl_std, lblrtm_std, lnfl, lblrtm and TAPE3 respectively. The reason for this is that molecfit will then work with the newer executables and TAPE3 <text:s/>data format without the need to change molecfit code.</text:p>
      <text:p text:style-name="P1"/>
      <text:p text:style-name="P1">Summary:</text:p>
      <text:p text:style-name="P1"/>
      <text:p text:style-name="P1"/>
      <text:p text:style-name="P1">TAPE3dir</text:p>
      <text:p text:style-name="P4">Output of lnflODA and input for lblrtmODA. Contains subdirectories for each molecule of interest each of which contains a TAPE3 file generated by lnfl for that molecul<text:span text:style-name="T2">e</text:span> only:</text:p>
      <text:p text:style-name="P4"/>
      <text:p text:style-name="P4"><text:tab/><text:tab/> <text:s text:c="4"/>TAPE3dir:</text:p>
      <text:p text:style-name="P4"><text:tab/> <text:s text:c="2"/>/<text:tab/><text:tab/><text:span text:style-name="T2">| <text:tab/><text:tab/>\</text:span></text:p>
      <text:p text:style-name="P4"><text:tab/>CH4<text:tab/><text:tab/>O3<text:tab/><text:tab/>H20</text:p>
      <text:p text:style-name="P4"><text:tab/> <text:s/><text:span text:style-name="T2">|</text:span><text:tab/><text:tab/> <text:span text:style-name="T2">|</text:span><text:tab/><text:tab/> <text:s/><text:span text:style-name="T2">|</text:span></text:p>
      <text:p text:style-name="P4"><text:tab/>TAPE3<text:tab/><text:tab/>TAPE3<text:tab/><text:tab/>TAPE3</text:p>
      <text:p text:style-name="P1"/>
      <text:p text:style-name="P2">lnflODA</text:p>
      <text:p text:style-name="P4">Inputs TAPE5 from working directory <text:span text:style-name="T3">(as generated by molecfit)</text:span>. </text:p>
      <text:p text:style-name="P4">Parses TAPE5 for list of molecules</text:p>
      <text:p text:style-name="P4">Creates a subdirectory for each molecule, <text:span text:style-name="T3">eg CH4, H20 and O3</text:span></text:p>
      <text:p text:style-name="P4">For each molecule, creates a modified TAPE5 that lists only that molecule and places <text:span text:style-name="T2">the TAPE5 file into the relevant </text:span>molecule subdirectory</text:p>
      <text:p text:style-name="P4">Creates a soft link to TAPE1 in the working directory to each molecule subdirectory</text:p>
      <text:p text:style-name="P4">For each molecule subdirectory, cd to that directory then call lnfl (this could be done in parallel)</text:p>
      <text:p text:style-name="P4">Creates a TAPE3dir with molecule subdirectories each of which has a softlink to the associated TAPE3 generated by lnfl.</text:p>
      <text:p text:style-name="P8"/>
      <text:p text:style-name="P6">WORKING_DIRECTORY <text:span text:style-name="T3">(Prior to execution of lnflODA)</text:span></text:p>
      <text:p text:style-name="P6"><text:span text:style-name="T3">TAPE1 </text:span>TAPE5 <text:tab/><text:tab/><text:tab/><text:tab/></text:p>
      <text:p text:style-name="P6">(File As produced by Molecfit) </text:p>
      <text:p text:style-name="P1"/>
      <text:p text:style-name="P7">WORKING_DIRECTORY <text:span text:style-name="T3">(After execution of lnlflODA)</text:span></text:p>
      <text:p text:style-name="P7">TAPE5 <text:tab/>CH4/<text:tab/>O3/<text:tab/>H20/ <text:tab/><text:span text:style-name="T3">TAPE3dir/</text:span></text:p>
      <text:p text:style-name="P7"/>
      <text:p text:style-name="P9">Molecule subdirectories:</text:p>
      <text:p text:style-name="P9">CH4/</text:p>
      <text:p text:style-name="P9"><text:tab/>TAPE1 (softlink from ../TAPE1)</text:p>
      <text:p text:style-name="P9"><text:tab/>TAPE5 (parsed from ../TAPE5)</text:p>
      <text:p text:style-name="P9"><text:tab/>TAPE3 (generated by lnfl)</text:p>
      <text:p text:style-name="P9"/>
      <text:p text:style-name="P9">Similar fo O3 and H20 subdirectories</text:p>
      <text:p text:style-name="P9"/>
      <text:p text:style-name="P9"><text:soft-page-break/>TAPE3dir contains CH4, H2O and O3 directories with the following soft links:</text:p>
      <text:p text:style-name="P9">TAPE3dir/CH4/TAPE3 a soft link to ../../CH4/TAPE3</text:p>
      <text:p text:style-name="P9">TAPE3dir/O3/TAPE3 a soft link to ../../O3/TAPE3</text:p>
      <text:p text:style-name="P9">TAPE3dir/H2O/TAPE3 a soft link to ../../H2O/TAPE3</text:p>
      <text:p text:style-name="P9"><text:tab/></text:p>
      <text:p text:style-name="P3"/>
      <text:p text:style-name="P1"/>
      <text:p text:style-name="P1">lblrtm_GenODFiles</text:p>
      <text:p text:style-name="P4">Parses the TAPE5 file in the working directory <text:span text:style-name="T1">into molecule specific ones and OD instruction details and places them in each relevent molecule subdirectory of the TAPE3dir</text:span></text:p>
      <text:p text:style-name="P5">Foreach molecule cd to that TAPE3dir subdirectory and call lblrtm (this could be done in parrallel)</text:p>
      <text:p text:style-name="P1"/>
      <text:p text:style-name="P1">lblrtm_MrgODFiles</text:p>
      <text:p text:style-name="P5">Parse the TAEP5 file in the working directory for the abundancy values for each molecule.</text:p>
      <text:p text:style-name="P5">Merge the OD values in the TAPE3dir accordingly to generate a TAPE28 file.</text:p>
      <text:p text:style-name="P1"/>
      <text:p text:style-name="P1"/>
      <text:p text:style-name="P1">lbrtmODA → </text:p>
      <text:p text:style-name="P1"><text:tab/>Parses TAPE5 file for molcule list</text:p>
      <text:p text:style-name="P1"><text:tab/>Checks for Odfiles for each molecule</text:p>
      <text:p text:style-name="P1"><text:tab/>If no OD files then calls lblrtm_GenODFiles</text:p>
      <text:p text:style-name="P1"><text:tab/>Parses TAPE5 for molecular mix values</text:p>
      <text:p text:style-name="P1"><text:tab/>Calls lblrtm_MrgODFiles to create a TAPE28 file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6:05:26.524854856</meta:creation-date>
    <dc:date>2022-12-20T10:02:14.509063667</dc:date>
    <meta:editing-duration>PT1H21M34S</meta:editing-duration>
    <meta:editing-cycles>5</meta:editing-cycles>
    <meta:generator>LibreOffice/7.3.6.2$Linux_X86_64 LibreOffice_project/30$Build-2</meta:generator>
    <meta:document-statistic meta:table-count="0" meta:image-count="0" meta:object-count="0" meta:page-count="2" meta:paragraph-count="48" meta:word-count="445" meta:character-count="2857" meta:non-whitespace-character-count="2406"/>
  </office:meta>
</office:document-meta>
</file>